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 avg</text:p>
          </table:table-cell>
          <table:table-cell office:value-type="string">
            <text:p>R</text:p>
          </table:table-cell>
          <table:table-cell office:value-type="string">
            <text:p>R error</text:p>
          </table:table-cell>
        </table:table-row>
        <table:table-row table:style-name="ro1">
          <table:table-cell office:value-type="float" office:value="12.565">
            <text:p>12,565</text:p>
          </table:table-cell>
          <table:table-cell office:value-type="float" office:value="0.327554177550265">
            <text:p>0,3275541776</text:p>
          </table:table-cell>
          <table:table-cell office:value-type="float" office:value="0.0163803240110986">
            <text:p>0,016380324</text:p>
          </table:table-cell>
        </table:table-row>
        <table:table-row table:style-name="ro1">
          <table:table-cell office:value-type="float" office:value="17.135">
            <text:p>17,135</text:p>
          </table:table-cell>
          <table:table-cell office:value-type="float" office:value="0.330130267579709">
            <text:p>0,3301302676</text:p>
          </table:table-cell>
          <table:table-cell office:value-type="float" office:value="0.0156963554314153">
            <text:p>0,0156963554</text:p>
          </table:table-cell>
        </table:table-row>
        <table:table-row table:style-name="ro1">
          <table:table-cell office:value-type="float" office:value="20.11">
            <text:p>20,11</text:p>
          </table:table-cell>
          <table:table-cell office:value-type="float" office:value="0.335039299278859">
            <text:p>0,3350392993</text:p>
          </table:table-cell>
          <table:table-cell office:value-type="float" office:value="0.0219469176838069">
            <text:p>0,0219469177</text:p>
          </table:table-cell>
        </table:table-row>
        <table:table-row table:style-name="ro1">
          <table:table-cell office:value-type="float" office:value="23.015">
            <text:p>23,015</text:p>
          </table:table-cell>
          <table:table-cell office:value-type="float" office:value="0.330594272334929">
            <text:p>0,3305942723</text:p>
          </table:table-cell>
          <table:table-cell office:value-type="float" office:value="0.0249699474435704">
            <text:p>0,0249699474</text:p>
          </table:table-cell>
        </table:table-row>
        <table:table-row table:style-name="ro1">
          <table:table-cell office:value-type="float" office:value="23.88">
            <text:p>23,88</text:p>
          </table:table-cell>
          <table:table-cell office:value-type="float" office:value="0.313161248250086">
            <text:p>0,3131612483</text:p>
          </table:table-cell>
          <table:table-cell office:value-type="float" office:value="0.0132579445597102">
            <text:p>0,0132579446</text:p>
          </table:table-cell>
        </table:table-row>
        <table:table-row table:style-name="ro1">
          <table:table-cell office:value-type="float" office:value="24.39">
            <text:p>24,39</text:p>
          </table:table-cell>
          <table:table-cell office:value-type="float" office:value="0.32277504110506">
            <text:p>0,3227750411</text:p>
          </table:table-cell>
          <table:table-cell office:value-type="float" office:value="0.0208591541295938">
            <text:p>0,0208591541</text:p>
          </table:table-cell>
        </table:table-row>
        <table:table-row table:style-name="ro1">
          <table:table-cell office:value-type="float" office:value="24.52">
            <text:p>24,52</text:p>
          </table:table-cell>
          <table:table-cell office:value-type="float" office:value="0.324445063488515">
            <text:p>0,3244450635</text:p>
          </table:table-cell>
          <table:table-cell office:value-type="float" office:value="0.0203739144333858">
            <text:p>0,0203739144</text:p>
          </table:table-cell>
        </table:table-row>
        <table:table-row table:style-name="ro1">
          <table:table-cell office:value-type="float" office:value="24.915">
            <text:p>24,915</text:p>
          </table:table-cell>
          <table:table-cell office:value-type="float" office:value="0.316954151579288">
            <text:p>0,3169541516</text:p>
          </table:table-cell>
          <table:table-cell office:value-type="float" office:value="0.0170021717000342">
            <text:p>0,0170021717</text:p>
          </table:table-cell>
        </table:table-row>
        <table:table-row table:style-name="ro1">
          <table:table-cell office:value-type="float" office:value="25.315">
            <text:p>25,315</text:p>
          </table:table-cell>
          <table:table-cell office:value-type="float" office:value="0.32198335396448">
            <text:p>0,321983354</text:p>
          </table:table-cell>
          <table:table-cell office:value-type="float" office:value="0.0226213432875471">
            <text:p>0,0226213433</text:p>
          </table:table-cell>
        </table:table-row>
        <table:table-row table:style-name="ro1">
          <table:table-cell office:value-type="float" office:value="25.785">
            <text:p>25,785</text:p>
          </table:table-cell>
          <table:table-cell office:value-type="float" office:value="0.315222240823321">
            <text:p>0,3152222408</text:p>
          </table:table-cell>
          <table:table-cell office:value-type="float" office:value="0.0128422935622549">
            <text:p>0,0128422936</text:p>
          </table:table-cell>
        </table:table-row>
        <table:table-row table:style-name="ro1">
          <table:table-cell office:value-type="float" office:value="26.37">
            <text:p>26,37</text:p>
          </table:table-cell>
          <table:table-cell office:value-type="float" office:value="0.311720837443191">
            <text:p>0,3117208374</text:p>
          </table:table-cell>
          <table:table-cell office:value-type="float" office:value="0.0117286342968561">
            <text:p>0,0117286343</text:p>
          </table:table-cell>
        </table:table-row>
        <table:table-row table:style-name="ro1">
          <table:table-cell office:value-type="float" office:value="26.93">
            <text:p>26,93</text:p>
          </table:table-cell>
          <table:table-cell office:value-type="float" office:value="0.302525063732141">
            <text:p>0,3025250637</text:p>
          </table:table-cell>
          <table:table-cell office:value-type="float" office:value="0.0283826562190046">
            <text:p>0,0283826562</text:p>
          </table:table-cell>
        </table:table-row>
        <table:table-row table:style-name="ro1">
          <table:table-cell office:value-type="float" office:value="27.555">
            <text:p>27,555</text:p>
          </table:table-cell>
          <table:table-cell office:value-type="float" office:value="0.301469313172905">
            <text:p>0,3014693132</text:p>
          </table:table-cell>
          <table:table-cell office:value-type="float" office:value="0.0176296400929">
            <text:p>0,0176296401</text:p>
          </table:table-cell>
        </table:table-row>
        <table:table-row table:style-name="ro1">
          <table:table-cell office:value-type="float" office:value="28.245">
            <text:p>28,245</text:p>
          </table:table-cell>
          <table:table-cell office:value-type="float" office:value="0.275442031840507">
            <text:p>0,2754420318</text:p>
          </table:table-cell>
          <table:table-cell office:value-type="float" office:value="0.0194296863902703">
            <text:p>0,0194296864</text:p>
          </table:table-cell>
        </table:table-row>
        <table:table-row table:style-name="ro1">
          <table:table-cell office:value-type="float" office:value="28.72">
            <text:p>28,72</text:p>
          </table:table-cell>
          <table:table-cell office:value-type="float" office:value="0.252918268893895">
            <text:p>0,2529182689</text:p>
          </table:table-cell>
          <table:table-cell office:value-type="float" office:value="0.0280658453378221">
            <text:p>0,0280658453</text:p>
          </table:table-cell>
        </table:table-row>
        <table:table-row table:style-name="ro1">
          <table:table-cell office:value-type="float" office:value="29.335">
            <text:p>29,335</text:p>
          </table:table-cell>
          <table:table-cell office:value-type="float" office:value="0.260198430963785">
            <text:p>0,260198431</text:p>
          </table:table-cell>
          <table:table-cell office:value-type="float" office:value="0.0179555584383852">
            <text:p>0,0179555584</text:p>
          </table:table-cell>
        </table:table-row>
        <table:table-row table:style-name="ro1">
          <table:table-cell office:value-type="float" office:value="30.025">
            <text:p>30,025</text:p>
          </table:table-cell>
          <table:table-cell office:value-type="float" office:value="0.242696208499703">
            <text:p>0,2426962085</text:p>
          </table:table-cell>
          <table:table-cell office:value-type="float" office:value="0.0260678297216552">
            <text:p>0,0260678297</text:p>
          </table:table-cell>
        </table:table-row>
        <table:table-row table:style-name="ro1">
          <table:table-cell office:value-type="float" office:value="30.74">
            <text:p>30,74</text:p>
          </table:table-cell>
          <table:table-cell office:value-type="float" office:value="0.237140302005122">
            <text:p>0,237140302</text:p>
          </table:table-cell>
          <table:table-cell office:value-type="float" office:value="0.0213010465934214">
            <text:p>0,0213010466</text:p>
          </table:table-cell>
        </table:table-row>
        <table:table-row table:style-name="ro1">
          <table:table-cell office:value-type="float" office:value="31.4">
            <text:p>31,4</text:p>
          </table:table-cell>
          <table:table-cell office:value-type="float" office:value="0.260065696886041">
            <text:p>0,2600656969</text:p>
          </table:table-cell>
          <table:table-cell office:value-type="float" office:value="0.0263834262196614">
            <text:p>0,0263834262</text:p>
          </table:table-cell>
        </table:table-row>
        <table:table-row table:style-name="ro1">
          <table:table-cell office:value-type="float" office:value="31.37">
            <text:p>31,37</text:p>
          </table:table-cell>
          <table:table-cell office:value-type="float" office:value="0.258714635095696">
            <text:p>0,2587146351</text:p>
          </table:table-cell>
          <table:table-cell office:value-type="float" office:value="0.0300119608677593">
            <text:p>0,0300119609</text:p>
          </table:table-cell>
        </table:table-row>
        <table:table-row table:style-name="ro1">
          <table:table-cell office:value-type="float" office:value="32.07">
            <text:p>32,07</text:p>
          </table:table-cell>
          <table:table-cell office:value-type="float" office:value="0.253995888674718">
            <text:p>0,2539958887</text:p>
          </table:table-cell>
          <table:table-cell office:value-type="float" office:value="0.0236000832614377">
            <text:p>0,0236000833</text:p>
          </table:table-cell>
        </table:table-row>
        <table:table-row table:style-name="ro1">
          <table:table-cell office:value-type="float" office:value="32.93">
            <text:p>32,93</text:p>
          </table:table-cell>
          <table:table-cell office:value-type="float" office:value="0.241564840395037">
            <text:p>0,2415648404</text:p>
          </table:table-cell>
          <table:table-cell office:value-type="float" office:value="0.0256163891256625">
            <text:p>0,0256163891</text:p>
          </table:table-cell>
        </table:table-row>
        <table:table-row table:style-name="ro1">
          <table:table-cell office:value-type="float" office:value="33.845">
            <text:p>33,845</text:p>
          </table:table-cell>
          <table:table-cell office:value-type="float" office:value="0.23714249375198">
            <text:p>0,2371424938</text:p>
          </table:table-cell>
          <table:table-cell office:value-type="float" office:value="0.0160887438187878">
            <text:p>0,0160887438</text:p>
          </table:table-cell>
        </table:table-row>
        <table:table-row table:style-name="ro1">
          <table:table-cell office:value-type="float" office:value="35.28">
            <text:p>35,28</text:p>
          </table:table-cell>
          <table:table-cell office:value-type="float" office:value="0.248393264795595">
            <text:p>0,2483932648</text:p>
          </table:table-cell>
          <table:table-cell office:value-type="float" office:value="0.012499332424256">
            <text:p>0,0124993324</text:p>
          </table:table-cell>
        </table:table-row>
        <table:table-row table:style-name="ro1">
          <table:table-cell office:value-type="float" office:value="37.24">
            <text:p>37,24</text:p>
          </table:table-cell>
          <table:table-cell office:value-type="float" office:value="0.182734857535151">
            <text:p>0,1827348575</text:p>
          </table:table-cell>
          <table:table-cell office:value-type="float" office:value="0.0130916486105136">
            <text:p>0,0130916486</text:p>
          </table:table-cell>
        </table:table-row>
        <table:table-row table:style-name="ro1">
          <table:table-cell office:value-type="float" office:value="37.75">
            <text:p>37,75</text:p>
          </table:table-cell>
          <table:table-cell office:value-type="float" office:value="0.203239966783614">
            <text:p>0,2032399668</text:p>
          </table:table-cell>
          <table:table-cell office:value-type="float" office:value="0.0176343732803192">
            <text:p>0,0176343733</text:p>
          </table:table-cell>
        </table:table-row>
        <table:table-row table:style-name="ro1">
          <table:table-cell office:value-type="float" office:value="38.8">
            <text:p>38,8</text:p>
          </table:table-cell>
          <table:table-cell office:value-type="float" office:value="0.226158451306643">
            <text:p>0,2261584513</text:p>
          </table:table-cell>
          <table:table-cell office:value-type="float" office:value="0.0186299997847433">
            <text:p>0,018629999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2">12.02.2012</text:date>, <text:time>23:27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2-12T23:11:34</meta:creation-date>
    <dc:date>2012-02-12T23:27:19</dc:date>
    <dc:creator>Carolin Wille</dc:creator>
    <meta:editing-duration>PT00H15M46S</meta:editing-duration>
    <meta:editing-cycles>2</meta:editing-cycles>
    <meta:generator>OpenOffice.org/3.2$Unix OpenOffice.org_project/320m19$Build-9505</meta:generator>
    <meta:document-statistic meta:table-count="3" meta:cell-count="84" meta:object-count="0"/>
  </office:meta>
</office:document-meta>
</file>